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A3B</text:p>
      <text:p text:style-name="P2">Analysdokument</text:p>
      <text:p text:style-name="P7">version 1.0</text:p>
      <text:p text:style-name="P2"/>
      <text:p text:style-name="P3">Andersson, Adam, adaan690</text:p>
      <text:p text:style-name="P3">Andersson, Conny, conan414</text:p>
      <text:p text:style-name="P3">Andersson, Martin, maran703</text:p>
      <text:p text:style-name="P3">Bolin, Andreas, andbo467</text:p>
      <text:p text:style-name="P4"/>
      <text:p text:style-name="P4">2012-10-31</text:p>
      <text:p text:style-name="P4"/>
      <text:p text:style-name="P4"/>
      <text:p text:style-name="P4"/>
      <text:p text:style-name="P14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9">Innehållsförteckning</text:p>
          </text:index-title>
          <text:p text:style-name="P10">1. Inledning<text:tab/>3</text:p>
          <text:p text:style-name="P10">2. Klassdiagram<text:tab/>4</text:p>
          <text:p text:style-name="P10">3. Klassbeskrivning<text:tab/>5</text:p>
          <text:p text:style-name="P10">4. Scenario<text:tab/>6</text:p>
        </text:index-body>
      </text:table-of-content>
      <text:p text:style-name="P6"/>
      <text:p text:style-name="P11"><text:toc-mark-start text:id="IMark250087880" text:outline-level="1"/>1. Inledning<text:toc-mark-end text:id="IMark250087880"/></text:p>
      <text:p text:style-name="P6"/>
      <text:p text:style-name="P6"/>
      <text:p text:style-name="P5"/>
      <text:p text:style-name="P8"><text:toc-mark-start text:id="IMark250087880" text:outline-level="1"/>2. Klassdiagram<text:toc-mark-end text:id="IMark250087880"/></text:p>
      <text:p text:style-name="P5"/>
      <text:p text:style-name="P8"><text:toc-mark-start text:id="IMark250087880" text:outline-level="1"/>3. Klassbeskrivning<text:toc-mark-end text:id="IMark250087880"/></text:p>
      <text:p text:style-name="P8"><text:toc-mark-start text:id="IMark250087880" text:outline-level="1"/>4. Scenario<text:toc-mark-end text:id="IMark2500878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auto-update="true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1T12:36:32</meta:creation-date>
    <meta:editing-duration>PT5H2M50S</meta:editing-duration>
    <meta:editing-cycles>84</meta:editing-cycles>
    <meta:generator>OpenOffice.org/3.3$Unix OpenOffice.org_project/330m20$Build-9567</meta:generator>
    <meta:initial-creator>Martin Andersson</meta:initial-creator>
    <dc:date>2012-10-29T11:07:26</dc:date>
    <dc:creator>Martin Andersson</dc:creator>
    <meta:document-statistic meta:table-count="0" meta:image-count="0" meta:object-count="0" meta:page-count="6" meta:paragraph-count="18" meta:word-count="39" meta:character-count="284"/>
  </office:meta>
</office:document-meta>
</file>